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d682" officeooo:paragraph-rsid="0001d682"/>
    </style:style>
    <style:style style:name="P2" style:family="paragraph" style:parent-style-name="Standard">
      <style:text-properties officeooo:rsid="00024f47" officeooo:paragraph-rsid="00024f47"/>
    </style:style>
    <style:style style:name="P3" style:family="paragraph" style:parent-style-name="Standard">
      <style:text-properties officeooo:rsid="0009ea9e" officeooo:paragraph-rsid="0009ea9e"/>
    </style:style>
    <style:style style:name="P4" style:family="paragraph" style:parent-style-name="Standard">
      <style:text-properties officeooo:rsid="000b6e0e" officeooo:paragraph-rsid="000b6e0e"/>
    </style:style>
    <style:style style:name="P5" style:family="paragraph" style:parent-style-name="Standard">
      <style:text-properties officeooo:rsid="0001d682" officeooo:paragraph-rsid="000e8595"/>
    </style:style>
    <style:style style:name="P6" style:family="paragraph" style:parent-style-name="Standard">
      <style:text-properties officeooo:rsid="00024f47" officeooo:paragraph-rsid="00024f47"/>
    </style:style>
    <style:style style:name="P7" style:family="paragraph" style:parent-style-name="Standard">
      <style:text-properties officeooo:rsid="00024f47" officeooo:paragraph-rsid="00111e44"/>
    </style:style>
    <style:style style:name="P8" style:family="paragraph" style:parent-style-name="Standard">
      <style:text-properties officeooo:rsid="00024f47" officeooo:paragraph-rsid="00112282"/>
    </style:style>
    <style:style style:name="P9" style:family="paragraph" style:parent-style-name="Standard">
      <style:text-properties officeooo:rsid="0003ae15" officeooo:paragraph-rsid="00069f31"/>
    </style:style>
    <style:style style:name="P10" style:family="paragraph" style:parent-style-name="Standard">
      <style:text-properties officeooo:rsid="00069f31" officeooo:paragraph-rsid="00111e44"/>
    </style:style>
    <style:style style:name="P11" style:family="paragraph" style:parent-style-name="Standard">
      <style:text-properties officeooo:rsid="00069f31" officeooo:paragraph-rsid="00069f31"/>
    </style:style>
    <style:style style:name="P12" style:family="paragraph" style:parent-style-name="Standard">
      <style:text-properties officeooo:rsid="0009ea9e" officeooo:paragraph-rsid="0009ea9e"/>
    </style:style>
    <style:style style:name="T1" style:family="text">
      <style:text-properties officeooo:rsid="00024f47"/>
    </style:style>
    <style:style style:name="T2" style:family="text">
      <style:text-properties officeooo:rsid="0003ae15"/>
    </style:style>
    <style:style style:name="T3" style:family="text">
      <style:text-properties officeooo:rsid="000700a1"/>
    </style:style>
    <style:style style:name="T4" style:family="text">
      <style:text-properties officeooo:rsid="000b6e0e"/>
    </style:style>
    <style:style style:name="T5" style:family="text">
      <style:text-properties officeooo:rsid="000e8595"/>
    </style:style>
    <style:style style:name="T6" style:family="text">
      <style:text-properties officeooo:rsid="000f8714"/>
    </style:style>
    <style:style style:name="T7" style:family="text">
      <style:text-properties officeooo:rsid="00111e44"/>
    </style:style>
    <style:style style:name="T8" style:family="text">
      <style:text-properties officeooo:rsid="00112282"/>
    </style:style>
    <style:style style:name="T9" style:family="text">
      <style:text-properties officeooo:rsid="001143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><text:span text:style-name="T6">P</text:span>réambule :</text:p>
      <text:p text:style-name="P1"/>
      <text:p text:style-name="P1">Comme annoncé, le projet e<text:span text:style-name="T5">s</text:span>t de réalis<text:span text:style-name="T5">er</text:span> un accordeur asservi.</text:p>
      <text:p text:style-name="P1">Pour qu’il soit à moindre coût nous avons décidé de travaill<text:span text:style-name="T5">er</text:span> <text:span text:style-name="T5">à l’aide d’une</text:span> carte arduino. </text:p>
      <text:p text:style-name="P1"><text:span text:style-name="T5">J</text:span>e me suis charg<text:span text:style-name="T5">é</text:span> de la parti<text:span text:style-name="T5">e</text:span> programmation, mon camarade <text:span text:style-name="T5">s</text:span>e charge de la parti<text:span text:style-name="T5">e</text:span> <text:span text:style-name="T5">opérative</text:span>.</text:p>
      <text:p text:style-name="P1"/>
      <text:p text:style-name="P4">Intro<text:span text:style-name="T9">duction </text:span>:</text:p>
      <text:p text:style-name="P1"/>
      <text:p text:style-name="P1">Mon travail consiste <text:span text:style-name="T5">donc </text:span>à détermin<text:span text:style-name="T5">er</text:span> la fréquence du signal :</text:p>
      <text:p text:style-name="P5">Tout d’abord <text:span text:style-name="T5">par une </text:span>étude des méthode<text:span text:style-name="T5">s</text:span> de calcul sur python <text:span text:style-name="T5">(et avec un ordinateur) </text:span></text:p>
      <text:p text:style-name="P5">puis <text:span text:style-name="T5">par</text:span> leur implémentation sur <text:span text:style-name="T1">la carte arduino au capacité limité (mémoire vive, puissance de calcul, …).</text:span></text:p>
      <text:p text:style-name="P1"/>
      <text:p text:style-name="P4">corps p<text:span text:style-name="T9">rincipal </text:span>:</text:p>
      <text:p text:style-name="P4"/>
      <text:p text:style-name="P2"><text:span text:style-name="T5">Au début, </text:span>il <text:span text:style-name="T5">a fallut caractériser</text:span> le signal. <text:span text:style-name="T5">N</text:span>ous avons donc réalisé un premier enregistrement. <text:span text:style-name="T2">A partir de ce dernier, nous avons exclu pour le calcul de la fréquence centrale, la mesure de la période grâce à des éléments remarquables.</text:span></text:p>
      <text:p text:style-name="P2"/>
      <text:p text:style-name="P2"/>
      <text:p text:style-name="P9">Par la suite <text:span text:style-name="T6">j’ai </text:span>choisi d’utilis<text:span text:style-name="T6">er</text:span> une transform<text:span text:style-name="T6">ée</text:span> de fourrier. <text:span text:style-name="T6">Pour mener à bien ce calcul, je réalise d’abord des tests sur python sans utiliser les bibliothèques à ma disposition.</text:span></text:p>
      <text:p text:style-name="P9"/>
      <text:p text:style-name="P10"><text:span text:style-name="T7">En effet, </text:span>les signaux musicaux étant ponctuel<text:span text:style-name="T7">s,</text:span> <text:span text:style-name="T7">tout calcul de la transformée de Fourier entraine la mise en forme du signal prélevé : le </text:span>fenêtrage. <text:span text:style-name="T3">Afin de fournir un permanence une information image de la fréquence, j’ai décidé d’orienter mon choix vers une fenêtre glissante</text:span>. <text:span text:style-name="T3">Pour économiser de l’espace mémoire (pour les variables car il est fortement limité sur la carte arduino) <text:s/>j’ai décidé de <text:s/>ne pas utiliser un fenêtrage rectangulaire (ceci impliquerait de mémoriser les échantillons) <text:s/>mais de réaliser un fenêtrage de forme exponentielle. </text:span></text:p>
      <text:p text:style-name="P7"/>
      <text:p text:style-name="P11"><text:span text:style-name="T7">U</text:span>ne fois les script écrits, j’ai effectu<text:span text:style-name="T7">é</text:span> des test sur des <text:span text:style-name="T7">fréquences</text:span> pur<text:span text:style-name="T7">es</text:span> puis sur des signaux réel<text:span text:style-name="T7">s</text:span> enregistrés.<text:span text:style-name="T3"> Les tests ont montré un élargissement des raies dans le domaine fréquentiel et quand la fenêtre est fortement réduite une légères diminution des fréquences .</text:span></text:p>
      <text:p text:style-name="P11"/>
      <text:p text:style-name="P7"><text:span text:style-name="T6">C</text:span>omme l’<text:span text:style-name="T2">objectif est la mise en œuvre de ce calcul dans un environnement </text:span>arduino, il faut <text:span text:style-name="T6">adapter</text:span> les script<text:span text:style-name="T2">s sans en altérer le fonctionnement. J’ai donc réécrit les fonctions en c++ avant de les tester à nouveau.</text:span></text:p>
      <text:p text:style-name="P8"><text:span text:style-name="T8">L’étape suivante a été de téléverser le programme sur une carte Arduinob et a mis en évidence de nouveaux problèmes. </text:span></text:p>
      <text:p text:style-name="P3"/>
      <text:p text:style-name="P3"/>
      <text:p text:style-name="P3"><text:span text:style-name="T8">Conclusion </text:span>:</text:p>
      <text:p text:style-name="P3"><text:span text:style-name="T8">L</text:span>e traitement d’un <text:span text:style-name="T4">signal </text:span>sur un périphérique limit<text:span text:style-name="T8">é</text:span> est complexe et de nombreux test<text:span text:style-name="T8">s</text:span> sont <text:span text:style-name="T4">nécessaires</text:span> afin de <text:span text:style-name="T4">mettre</text:span> en pl<text:span text:style-name="T4">ace un système fonctionnel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3T09:57:40.939000000</meta:creation-date>
    <dc:date>2017-06-13T14:04:05.171000000</dc:date>
    <meta:editing-duration>PT39M35S</meta:editing-duration>
    <meta:editing-cycles>5</meta:editing-cycles>
    <meta:generator>LibreOffice/5.3.3.2$Windows_x86 LibreOffice_project/3d9a8b4b4e538a85e0782bd6c2d430bafe583448</meta:generator>
    <meta:document-statistic meta:table-count="0" meta:image-count="0" meta:object-count="0" meta:page-count="1" meta:paragraph-count="17" meta:word-count="374" meta:character-count="2283" meta:non-whitespace-character-count="1918"/>
  </office:meta>
</office:document-meta>
</file>